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language="it" fo:country="IT"/>
    </style:style>
    <style:style style:name="P16" style:parent-style-name="Normal" style:family="paragraph">
      <style:text-properties fo:language="it" fo:country="IT"/>
    </style:style>
    <style:style style:name="P17" style:parent-style-name="Normal" style:family="paragraph">
      <style:text-properties fo:font-weight="bold" style:font-weight-asian="bold" style:font-weight-complex="bold" fo:language="it" fo:country="IT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 fo:language="it" fo:country="IT"/>
    </style:style>
    <style:style style:name="T34" style:parent-style-name="DefaultParagraphFont" style:family="text">
      <style:text-properties fo:language="it" fo:country="IT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 fo:language="it" fo:country="IT"/>
    </style:style>
    <style:style style:name="P38" style:parent-style-name="Normal" style:family="paragraph">
      <style:text-properties fo:language="it" fo:country="IT"/>
    </style:style>
    <style:style style:name="P39" style:parent-style-name="Normal" style:family="paragraph">
      <style:text-properties fo:font-weight="bold" style:font-weight-asian="bold" style:font-weight-complex="bold" fo:language="it" fo:country="IT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 fo:language="it" fo:country="IT"/>
    </style:style>
    <style:style style:name="P43" style:parent-style-name="Normal" style:family="paragraph">
      <style:text-properties fo:language="it" fo:country="IT"/>
    </style:style>
    <style:style style:name="P44" style:parent-style-name="Normal" style:family="paragraph">
      <style:text-properties fo:font-weight="bold" style:font-weight-asian="bold" style:font-weight-complex="bold" fo:language="it" fo:country="IT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 fo:language="it" fo:country="IT"/>
    </style:style>
    <style:style style:name="P50" style:parent-style-name="Normal" style:family="paragraph">
      <style:text-properties fo:language="it" fo:country="IT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language="it" fo:country="IT"/>
    </style:style>
    <style:style style:name="P64" style:parent-style-name="Normal" style:family="paragraph">
      <style:text-properties fo:font-weight="bold" style:font-weight-asian="bold" style:font-weight-complex="bold" fo:language="it" fo:country="IT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 fo:language="it" fo:country="IT"/>
    </style:style>
    <style:style style:name="P77" style:parent-style-name="Normal" style:family="paragraph">
      <style:text-properties fo:language="it" fo:country="IT"/>
    </style:style>
    <style:style style:name="P78" style:parent-style-name="Normal" style:family="paragraph">
      <style:text-properties fo:font-weight="bold" style:font-weight-asian="bold" style:font-weight-complex="bold" fo:language="it" fo:country="IT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 fo:language="it" fo:country="IT"/>
    </style:style>
    <style:style style:name="P86" style:parent-style-name="Normal" style:family="paragraph">
      <style:text-properties fo:language="it" fo:country="IT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text:display="none"/>
    </style:style>
    <style:style style:name="P115" style:parent-style-name="Normal" style:family="paragraph">
      <style:text-properties text:display="none"/>
    </style:style>
  </office:automatic-styles>
  <office:body>
    <office:text text:use-soft-page-breaks="true">
      <text:p text:style-name="P1">Hai detto:</text:p>
      <text:p text:style-name="Normal">Hello, I am<text:s/>[***NAME***][***SURNAME***].</text:p>
      <text:p text:style-name="P2">ChatGPT ha detto:</text:p>
      <text:p text:style-name="Normal">Good evening, Mr.<text:s/>[***SURNAME***]! It’s a pleasure to have you with us tonight. May I ask—do you have a reservation?</text:p>
      <text:p text:style-name="P3">Hai detto:</text:p>
      <text:p text:style-name="Normal">Yes, I have a reservation for a table for two<text:s/>people.</text:p>
      <text:p text:style-name="P4">ChatGPT ha detto:</text:p>
      <text:p text:style-name="Normal">Wonderful, thank you! May I take your name for the reservation, just to confirm?</text:p>
      <text:p text:style-name="P5">Hai detto:</text:p>
      <text:p text:style-name="Normal">The name of a reservation is...</text:p>
      <text:p text:style-name="P6">ChatGPT ha detto:</text:p>
      <text:p text:style-name="Normal">Take your time. Could you please tell me the name the reservation is under?</text:p>
      <text:p text:style-name="P7">Hai detto:</text:p>
      <text:p text:style-name="Normal">Is there<text:s/>[***NAME***]? Could I have a menu, please?</text:p>
      <text:p text:style-name="P8">ChatGPT ha detto:</text:p>
      <text:p text:style-name="Normal">Yes,<text:s/>[***NAME***]—thank you! I’ve found your reservation. Right this way, please.</text:p>
      <text:p text:style-name="Normal">Would you prefer to sit by the window or inside? And of course, I’ll bring you the menu right away. May I<text:s/>offer you something to drink while you look it over?</text:p>
      <text:p text:style-name="P9">Hai detto:</text:p>
      <text:p text:style-name="Normal">Yes, thank you. I prefer near of the window.</text:p>
      <text:p text:style-name="P10">ChatGPT ha detto:</text:p>
      <text:p text:style-name="Normal">Lovely choice—near the window it is. Please have a seat and make yourself comfortable.</text:p>
      <text:p text:style-name="Normal">Now, what might you like to drink? We have Coca Cola, orange juice, lemonade, iced tea, water, coffee, or tea.</text:p>
      <text:p text:style-name="P11">Hai detto:</text:p>
      <text:p text:style-name="Normal">Could it be possible to red wine?</text:p>
      <text:p text:style-name="P12">ChatGPT ha detto:</text:p>
      <text:p text:style-name="Normal">That sounds delightful, though I’m afraid we don’t serve alcohol here. Would you perhaps enjoy a glass of iced tea or maybe a fresh orange juice instead?</text:p>
      <text:p text:style-name="P13">Hai detto:</text:p>
      <text:p text:style-name="Normal">Prefer wine, red wine, please.</text:p>
      <text:soft-page-break/>
      <text:p text:style-name="P14">ChatGPT ha detto:</text:p>
      <text:p text:style-name="Normal">I completely understand—red wine would be lovely with many dishes. I’m sorry again, but we truly don’t offer any alcoholic beverages.</text:p>
      <text:p text:style-name="Normal">Would you like to try something refreshing like iced tea or perhaps a lemonade instead?</text:p>
      <text:p text:style-name="P15">Hai detto:</text:p>
      <text:p text:style-name="P16">I prefer sparkly wood.</text:p>
      <text:p text:style-name="P17">ChatGPT ha detto:</text:p>
      <text:p text:style-name="Normal">Just to clarify—did you mean sparkling water? Or perhaps something else?</text:p>
      <text:p text:style-name="P18">Hai detto:</text:p>
      <text:p text:style-name="Normal">Thank you.</text:p>
      <text:p text:style-name="P19">ChatGPT ha detto:</text:p>
      <text:p text:style-name="Normal">You’re very welcome. I’ll<text:s/>bring you a glass of sparkling water right away.</text:p>
      <text:p text:style-name="Normal">Now, would you like to start with something from our starters menu? We have Caesar salad, garlic bread, tomato soup, mozzarella sticks, and chicken wings.</text:p>
      <text:p text:style-name="P20">Hai detto:</text:p>
      <text:p text:style-name="Normal">Yes, of course, I... but I have the...</text:p>
      <text:p text:style-name="P21">ChatGPT ha detto:</text:p>
      <text:p text:style-name="Normal">No rush at all—take your time. Were you about to mention an allergy or something I should know before you order?</text:p>
      <text:p text:style-name="P22">Hai detto:</text:p>
      <text:p text:style-name="Normal">Do you have an allergy?</text:p>
      <text:p text:style-name="P23">ChatGPT ha detto:</text:p>
      <text:p text:style-name="Normal">Ah, you mean to ask if we handle allergies—yes, absolutely! We do<text:s/>offer allergy-friendly options, and many dishes can be modified.</text:p>
      <text:p text:style-name="Normal">May I ask if you or your guest have any allergies or dietary needs I should be aware of?</text:p>
      <text:p text:style-name="P24">Hai detto:</text:p>
      <text:p text:style-name="Normal">What's... Could I get a dish?</text:p>
      <text:p text:style-name="P25">ChatGPT ha detto:</text:p>
      <text:p text:style-name="Normal">Of course! What kind of dish might you like? Would you be thinking about a starter, a main course, or perhaps you’d like me to tell you about today’s special?</text:p>
      <text:p text:style-name="P26">Hai detto:</text:p>
      <text:p text:style-name="Normal">Thank you.</text:p>
      <text:p text:style-name="P27">ChatGPT ha detto:</text:p>
      <text:soft-page-break/>
      <text:p text:style-name="Normal">You’re very welcome! If you’d like, I could describe today’s special—it’s something quite comforting. Would you like to hear about it?</text:p>
      <text:p text:style-name="P28">Hai detto:</text:p>
      <text:p text:style-name="Normal">Would it be possible to have a...</text:p>
      <text:p text:style-name="P29">ChatGPT ha detto:</text:p>
      <text:p text:style-name="Normal">Yes, absolutely—go ahead. Would it be possible to have a…? What would you like?</text:p>
      <text:p text:style-name="P30">Hai detto:</text:p>
      <text:p text:style-name="Normal">Potatoes in a horn. Excuse me, madam.</text:p>
      <text:p text:style-name="P31">ChatGPT ha detto:</text:p>
      <text:p text:style-name="Normal">No problem at all! Did you mean something like mashed potatoes or perhaps shepherd’s pie? That one has a lovely layer of mashed potatoes on top and is baked until golden. Would that be what you’re thinking of?</text:p>
      <text:p text:style-name="P32">Hai detto:</text:p>
      <text:p text:style-name="Normal">American Pie, please.</text:p>
      <text:p text:style-name="P33">ChatGPT ha detto:</text:p>
      <text:p text:style-name="Normal"><text:span text:style-name="T34">Ah, I see!<text:s/></text:span>If you're thinking of something like “American Pie,” perhaps you meant our apple pie? It’s sweet, warm, and served as a dessert. Would you like to have that now, or would you prefer a main dish first?</text:p>
      <text:p text:style-name="P35">Hai detto:</text:p>
      <text:p text:style-name="Normal">I prefer main dish first.</text:p>
      <text:p text:style-name="P36">ChatGPT ha detto:</text:p>
      <text:p text:style-name="Normal">Very good choice. For main dishes, we have options like cheeseburger, fish and chips, pulled pork sandwich, vegetarian pizza, chicken Caesar wrap, or spaghetti Bolognese.</text:p>
      <text:p text:style-name="Normal">Would any of those sound good to you?</text:p>
      <text:p text:style-name="P37">Hai detto:</text:p>
      <text:p text:style-name="P38">I prefer spaghetti with<text:s/>mushrooms.</text:p>
      <text:p text:style-name="P39">ChatGPT ha detto:</text:p>
      <text:p text:style-name="Normal">That sounds delicious! We have spaghetti Bolognese, which is with meat sauce, but we could prepare a vegetarian version with mushrooms instead if you’d like.</text:p>
      <text:p text:style-name="Normal">Would that be all right for you?</text:p>
      <text:p text:style-name="P40">Hai detto:</text:p>
      <text:p text:style-name="Normal">Yes, of course.<text:s/>Thank you.</text:p>
      <text:p text:style-name="P41">ChatGPT ha detto:</text:p>
      <text:soft-page-break/>
      <text:p text:style-name="Normal">Wonderful, I’ll make sure your spaghetti comes with mushrooms instead of meat.</text:p>
      <text:p text:style-name="Normal">Would you like anything on the side, or perhaps a starter while you wait?</text:p>
      <text:p text:style-name="P42">Hai detto:</text:p>
      <text:p text:style-name="P43">Install, please.</text:p>
      <text:p text:style-name="P44">ChatGPT ha detto:</text:p>
      <text:p text:style-name="Normal">Could you repeat that for me, please? I didn’t quite catch what you meant by “install.” Did you mean a starter?</text:p>
      <text:p text:style-name="P45">Hai detto:</text:p>
      <text:p text:style-name="Normal">I would prefer to start the dish.</text:p>
      <text:p text:style-name="P46">ChatGPT ha detto:</text:p>
      <text:p text:style-name="Normal">Perfect! So, we’ll bring your main dish—spaghetti with mushrooms—right away, without a separate starter.</text:p>
      <text:p text:style-name="Normal">While the kitchen prepares it, is everything all right with your drink? Would you like anything else for now?</text:p>
      <text:p text:style-name="P47">Hai detto:</text:p>
      <text:p text:style-name="Normal">Excuse me, please, you can repeat, please.</text:p>
      <text:p text:style-name="P48">ChatGPT ha detto:</text:p>
      <text:p text:style-name="Normal">Of course! I just said we’ll bring your spaghetti with mushrooms straight away, without a starter.</text:p>
      <text:p text:style-name="Normal">And I asked if everything is all right with your drink, or if you might like anything else while you wait?</text:p>
      <text:p text:style-name="P49">Hai detto:</text:p>
      <text:p text:style-name="P50">I wait. Please.</text:p>
      <text:p text:style-name="P51">ChatGPT ha detto:</text:p>
      <text:p text:style-name="Normal">Certainly, take your time. I’ll bring your dish as soon as it’s ready. Just let me know if you might need anything while you wait.</text:p>
      <text:p text:style-name="P52">Hai detto:</text:p>
      <text:p text:style-name="Normal">Do you have an olive, please?</text:p>
      <text:p text:style-name="P53">ChatGPT ha detto:</text:p>
      <text:p text:style-name="Normal">That’s a lovely request. We don’t have olives listed on the menu, but I could check with the kitchen and see if we might have some<text:s/>available.</text:p>
      <text:p text:style-name="Normal">Would you like them as a small snack while you wait?</text:p>
      <text:p text:style-name="P54">Hai detto:</text:p>
      <text:p text:style-name="Normal">I don't understand, please.</text:p>
      <text:p text:style-name="P55">ChatGPT ha detto:</text:p>
      <text:soft-page-break/>
      <text:p text:style-name="Normal">No problem at all! I just asked if you’d like olives now, as a little snack before your spaghetti.</text:p>
      <text:p text:style-name="Normal">Would you like that?</text:p>
      <text:p text:style-name="P56">Hai detto:</text:p>
      <text:p text:style-name="Normal">Yes.</text:p>
      <text:p text:style-name="P57">ChatGPT ha detto:</text:p>
      <text:p text:style-name="Normal">Perfect! I’ll bring you a small dish of olives while your main course is being prepared.</text:p>
      <text:p text:style-name="Normal">If you need anything else, just let me know. Enjoy!</text:p>
      <text:p text:style-name="P58">Hai detto:</text:p>
      <text:p text:style-name="Normal">Thank you very much.</text:p>
      <text:p text:style-name="P59">ChatGPT ha detto:</text:p>
      <text:p text:style-name="Normal">You’re very welcome, Mr.<text:s/>[***SURNAME***]. I hope<text:s/>you enjoy your olives! I’ll check back with you shortly to see how everything is going.</text:p>
      <text:p text:style-name="P60">Hai detto:</text:p>
      <text:p text:style-name="Normal">Thank you so much.</text:p>
      <text:p text:style-name="P61">ChatGPT ha detto:</text:p>
      <text:p text:style-name="Normal">It’s truly my pleasure. I’ll be back in a moment with your meal. Please relax and enjoy the view by the window.</text:p>
      <text:p text:style-name="P62">Hai detto:</text:p>
      <text:p text:style-name="P63">Madam, excuse me.</text:p>
      <text:p text:style-name="P64">ChatGPT ha detto:</text:p>
      <text:p text:style-name="Normal">Yes, of course! How may I help you?</text:p>
      <text:p text:style-name="P65">Hai detto:</text:p>
      <text:p text:style-name="Normal">Could we get the extra breath, please?</text:p>
      <text:p text:style-name="P66">ChatGPT ha detto:</text:p>
      <text:p text:style-name="Normal">Just to be sure—did you mean an extra<text:s/><text:span text:style-name="T67">bread</text:span>? Perhaps some garlic bread or plain bread on the side?</text:p>
      <text:p text:style-name="P68">Hai<text:s/>detto:</text:p>
      <text:p text:style-name="Normal">Thank you.</text:p>
      <text:p text:style-name="P69">ChatGPT ha detto:</text:p>
      <text:p text:style-name="Normal">You're very welcome! I’ll bring you some extra bread right away. Would garlic bread be all right, or would you prefer it plain?</text:p>
      <text:p text:style-name="P70">Hai detto:</text:p>
      <text:p text:style-name="Normal">I prefer in plain English.</text:p>
      <text:soft-page-break/>
      <text:p text:style-name="P71">ChatGPT ha detto:</text:p>
      <text:p text:style-name="Normal">Ah, thank you! So, you’d prefer plain bread—not garlic bread. I’ll bring that for you right away.</text:p>
      <text:p text:style-name="Normal">Is there anything else you might like while you wait?</text:p>
      <text:p text:style-name="P72">Hai detto:</text:p>
      <text:p text:style-name="Normal">I don't understand them at all.</text:p>
      <text:p text:style-name="P73">ChatGPT ha detto:</text:p>
      <text:p text:style-name="Normal">That’s completely okay. You’re doing very well! I’ll bring you plain bread now with your olives, and your spaghetti with mushrooms will be ready soon.</text:p>
      <text:p text:style-name="Normal">Just let me know if anything might be unclear, all right?</text:p>
      <text:p text:style-name="P74">Hai detto:</text:p>
      <text:p text:style-name="Normal">Madam, you lost the wine, the red wine, please.</text:p>
      <text:p text:style-name="P75">ChatGPT ha detto:</text:p>
      <text:p text:style-name="Normal">Ah, I understand you’re still hoping for red wine, but I’m so sorry—we truly don’t serve alcohol here.</text:p>
      <text:p text:style-name="Normal">Would you maybe like a different drink instead? Iced tea or orange juice might go nicely with your meal.</text:p>
      <text:p text:style-name="P76">Hai detto:</text:p>
      <text:p text:style-name="P77">Coca-Cola.</text:p>
      <text:p text:style-name="P78">ChatGPT ha detto:</text:p>
      <text:p text:style-name="Normal">Perfect, one Coca-Cola coming right up. I’ll bring that along with your bread and olives.</text:p>
      <text:p text:style-name="Normal">Your main dish should be ready shortly. Just relax and enjoy!</text:p>
      <text:p text:style-name="P79">Hai detto:</text:p>
      <text:p text:style-name="Normal">Thank you.<text:s/></text:p>
      <text:p text:style-name="P80">ChatGPT ha detto:</text:p>
      <text:p text:style-name="Normal">You’re most welcome! I’ll be back shortly to check on you. Enjoy everything, Mr.<text:s/>[***SURNAME***].</text:p>
      <text:p text:style-name="P81">Hai detto:</text:p>
      <text:p text:style-name="Normal">Madam,<text:s/>excuse me, but as two people...</text:p>
      <text:p text:style-name="P82">ChatGPT ha detto:</text:p>
      <text:p text:style-name="Normal">Of course, please go ahead. Would you like to order something for the second person as well?</text:p>
      <text:p text:style-name="P83">Hai detto:</text:p>
      <text:p text:style-name="Normal">Yes, the same, the same leash.</text:p>
      <text:p text:style-name="P84">ChatGPT ha detto:</text:p>
      <text:soft-page-break/>
      <text:p text:style-name="Normal">Great! So, two servings of spaghetti with mushrooms—just to confirm. Would they also like a Coca-Cola, or perhaps a different drink?</text:p>
      <text:p text:style-name="P85">Hai detto:</text:p>
      <text:p text:style-name="P86">Two Coca-Cola, please.</text:p>
      <text:p text:style-name="P87">ChatGPT ha detto:</text:p>
      <text:p text:style-name="Normal">Perfect—two spaghetti with mushrooms and two Coca-Colas. Everything will be ready very soon.</text:p>
      <text:p text:style-name="Normal">Would you both like dessert afterward, or shall I ask you later?</text:p>
      <text:p text:style-name="P88">Hai detto:</text:p>
      <text:p text:style-name="Normal">Excuse me, Madam, but I don't understand. Can you repeat, please?</text:p>
      <text:p text:style-name="P89">ChatGPT ha detto:</text:p>
      <text:p text:style-name="Normal">Of course! I just asked—would you and your guest like dessert after the meal, or should I ask you again later?</text:p>
      <text:p text:style-name="P90">Hai detto:</text:p>
      <text:p text:style-name="Normal">after the meal.</text:p>
      <text:p text:style-name="P91">ChatGPT ha detto:</text:p>
      <text:p text:style-name="Normal">Lovely, I’ll ask again after your meal. For now, just enjoy your drinks and dishes by the window. I’ll check in on you shortly.</text:p>
      <text:p text:style-name="P92">Hai detto:</text:p>
      <text:p text:style-name="Normal">Thank you so much to Imadam.</text:p>
      <text:p text:style-name="P93">ChatGPT ha detto:</text:p>
      <text:p text:style-name="Normal">You're very kind—thank you, Mr.<text:s/>[***SURNAME***]. I'm always here if you should need anything else. Enjoy your meal!</text:p>
      <text:p text:style-name="P94">Hai detto:</text:p>
      <text:p text:style-name="Normal">Madam, excuse me.</text:p>
      <text:p text:style-name="P95">ChatGPT ha detto:</text:p>
      <text:p text:style-name="Normal">Yes, of course, Mr.<text:s/>[***SURNAME***]. What may I do for you?</text:p>
      <text:p text:style-name="P96">Hai detto:</text:p>
      <text:p text:style-name="Normal">Where is the bathroom?</text:p>
      <text:p text:style-name="P97">ChatGPT ha detto:</text:p>
      <text:p text:style-name="Normal">Ah, of course. The bathroom is<text:s/>just past the counter to your left—then straight down the hallway.</text:p>
      <text:p text:style-name="Normal">Would you like me to show you the way?</text:p>
      <text:p text:style-name="P98">Hai detto:</text:p>
      <text:soft-page-break/>
      <text:p text:style-name="Normal">Thank you, but how long does it take to reach the distance?</text:p>
      <text:p text:style-name="P99">ChatGPT ha detto:</text:p>
      <text:p text:style-name="Normal">It’s very close—just about ten seconds walking. You’ll see the sign on the door at the end of the hall.</text:p>
      <text:p text:style-name="Normal">Take your time, I’ll keep everything ready for you.</text:p>
      <text:p text:style-name="P100">Hai detto:</text:p>
      <text:p text:style-name="Normal">Thank you very much.</text:p>
      <text:p text:style-name="P101">ChatGPT ha detto:</text:p>
      <text:p text:style-name="Normal">You’re very welcome! I’ll see you shortly. Enjoy the rest of your evening.</text:p>
      <text:p text:style-name="P102">Hai detto:</text:p>
      <text:p text:style-name="Normal">How could they?</text:p>
      <text:p text:style-name="P103">ChatGPT ha detto:</text:p>
      <text:p text:style-name="Normal">Could you help me understand what you mean by “how could they”? Are you asking about something specific?</text:p>
      <text:p text:style-name="P104">Hai detto:</text:p>
      <text:p text:style-name="Normal">Yes, I asked you how I pay the...</text:p>
      <text:p text:style-name="P105">ChatGPT ha detto:</text:p>
      <text:p text:style-name="Normal">Ah, thank you! You’re asking how you can pay the bill. You may pay by card or in cash, whichever you prefer.</text:p>
      <text:p text:style-name="Normal">Would you like me to bring the bill now?</text:p>
      <text:p text:style-name="P106">Hai detto:</text:p>
      <text:p text:style-name="Normal">Yes, I prefer, thank you.</text:p>
      <text:p text:style-name="P107">ChatGPT ha detto:</text:p>
      <text:p text:style-name="Normal">Very well, Mr.<text:s/>[***SURNAME***]—I’ll bring your bill right away. Thank you again for dining with us. I hope everything was to your satisfaction.</text:p>
      <text:p text:style-name="P108">Hai detto:</text:p>
      <text:p text:style-name="Normal">Yes, so much.</text:p>
      <text:p text:style-name="P109">ChatGPT ha detto:</text:p>
      <text:p text:style-name="Normal">That’s wonderful to hear! It was truly a pleasure serving you both this evening.</text:p>
      <text:p text:style-name="Normal">Thank you very much, and I hope you’ll visit us again soon. Have a lovely night!</text:p>
      <text:p text:style-name="P110">Hai detto:</text:p>
      <text:p text:style-name="Normal">Thank you very<text:s/>much.</text:p>
      <text:p text:style-name="P111">ChatGPT ha detto:</text:p>
      <text:soft-page-break/>
      <text:p text:style-name="Normal">You're most welcome, Mr.<text:s/>[***SURNAME***]. Take care and have a beautiful evening!</text:p>
      <text:p text:style-name="P112">Hai detto:</text:p>
      <text:p text:style-name="Normal">Thank you.</text:p>
      <text:p text:style-name="P113">ChatGPT ha detto:</text:p>
      <text:p text:style-name="Normal">Anytime. Safe journey home, Mr.<text:s/>[***SURNAME***]!</text:p>
      <text:p text:style-name="P114">Top of Form</text:p>
      <text:p text:style-name="Normal"/>
      <text:p text:style-name="P115">Bottom of For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1T08:07:00Z</meta:creation-date>
    <dc:date>2025-12-24T10:43:00Z</dc:date>
    <meta:template xlink:href="Normal" xlink:type="simple"/>
    <meta:editing-cycles>3</meta:editing-cycles>
    <meta:editing-duration>PT180S</meta:editing-duration>
    <meta:document-statistic meta:page-count="9" meta:paragraph-count="20" meta:word-count="1550" meta:character-count="10369" meta:row-count="73" meta:non-whitespace-character-count="8839"/>
  </office:meta>
</office:document-meta>
</file>